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cdc38" officeooo:paragraph-rsid="001cdc38"/>
    </style:style>
    <style:style style:name="P2" style:family="paragraph" style:parent-style-name="Standard">
      <style:text-properties fo:font-size="12pt" fo:font-weight="normal" officeooo:rsid="001e8a88" officeooo:paragraph-rsid="001e8a88" style:font-size-asian="10.5pt" style:font-weight-asian="normal" style:font-size-complex="12pt" style:font-weight-complex="normal"/>
    </style:style>
    <style:style style:name="P3" style:family="paragraph" style:parent-style-name="Standard">
      <style:text-properties fo:font-size="12pt" fo:font-weight="normal" officeooo:rsid="002011fe" officeooo:paragraph-rsid="002011fe" style:font-size-asian="10.5pt" style:font-weight-asian="normal" style:font-size-complex="12pt" style:font-weight-complex="normal"/>
    </style:style>
    <style:style style:name="P4" style:family="paragraph" style:parent-style-name="Standard">
      <style:text-properties fo:font-size="12pt" fo:font-weight="normal" officeooo:rsid="0021d53e" officeooo:paragraph-rsid="0021d53e" style:font-size-asian="10.5pt" style:font-weight-asian="normal" style:font-size-complex="12pt" style:font-weight-complex="normal"/>
    </style:style>
    <style:style style:name="P5" style:family="paragraph" style:parent-style-name="Standard">
      <style:text-properties fo:font-size="12pt" fo:font-weight="normal" officeooo:rsid="0023a050" officeooo:paragraph-rsid="0023a050" style:font-size-asian="10.5pt" style:font-weight-asian="normal" style:font-size-complex="12pt" style:font-weight-complex="normal"/>
    </style:style>
    <style:style style:name="T1" style:family="text">
      <style:text-properties fo:font-size="15pt" fo:font-weight="bold" style:font-size-asian="15pt" style:font-weight-asian="bold" style:font-size-complex="15pt" style:font-weight-complex="bold"/>
    </style:style>
    <style:style style:name="T2" style:family="text">
      <style:text-properties officeooo:rsid="0021d53e"/>
    </style:style>
    <style:style style:name="T3" style:family="text">
      <style:text-properties officeooo:rsid="0022ff6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span text:style-name="T1">Report by : Punit Kumar Jha <text:tab/><text:tab/><text:tab/><text:tab/><text:tab/>Net ID: punit2</text:span></text:p>
      <text:p text:style-name="P1"><text:span text:style-name="T1"/></text:p>
      <text:p text:style-name="P2">My program consists of 3 files:</text:p>
      <text:p text:style-name="P2"/>
      <text:p text:style-name="P2">run_all.py <text:s/>– this program just needs to be run to produce the output file output.txt</text:p>
      <text:p text:style-name="P2">retrival.py – this program has all the necessary functions to implement the As Hoc Retrieval system</text:p>
      <text:p text:style-name="P2">query.py <text:s/>– this program has the definition of the class query_class. I store all my queries as objects in a <text:tab/><text:tab/><text:tab/>list and that class has the ID and the tockenized sentences.</text:p>
      <text:p text:style-name="P2"/>
      <text:p text:style-name="P3">I have used/imported <text:s/>the following packages in my programs:</text:p>
      <text:p text:style-name="P3">nltk</text:p>
      <text:p text:style-name="P3">string</text:p>
      <text:p text:style-name="P3">math</text:p>
      <text:p text:style-name="P3"/>
      <text:p text:style-name="P2"><text:span text:style-name="T3">B</text:span>y running the run_all.py (all three files must be in the same folder as the other data), an output.txt is produced which can then be run using the script file to get the MAP score. <text:s/></text:p>
      <text:p text:style-name="P2"/>
      <text:p text:style-name="P4">Just by typing <text:s/>python3 run_all.py <text:s text:c="2"/><text:span text:style-name="T3">in the terminal </text:span><text:s/>I was able to generate the output file.</text:p>
      <text:p text:style-name="P2"/>
      <text:p text:style-name="P2">My MAP score was: 0.20971841358542945</text:p>
      <text:p text:style-name="P2"/>
      <text:p text:style-name="P2"/>
      <text:p text:style-name="P5">To run use: <text:s text:c="18"/><text:span text:style-name="T2">python3 <text:s/>run_all.py</text:span> <text:s text:c="3"/></text:p>
      <text:p text:style-name="P5">To get the score use: <text:s text:c="3"/>python3 <text:s/>cranfield_score.py <text:s/>cranqrel output.tx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7T23:31:40.856866088</meta:creation-date>
    <dc:date>2020-04-17T23:51:51.022559272</dc:date>
    <meta:editing-duration>PT20M15S</meta:editing-duration>
    <meta:editing-cycles>7</meta:editing-cycles>
    <meta:generator>LibreOffice/6.0.7.3$Linux_X86_64 LibreOffice_project/00m0$Build-3</meta:generator>
    <meta:document-statistic meta:table-count="0" meta:image-count="0" meta:object-count="0" meta:page-count="1" meta:paragraph-count="14" meta:word-count="156" meta:character-count="950" meta:non-whitespace-character-count="757"/>
  </office:meta>
</office:document-meta>
</file>